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9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cm" fo:margin-bottom="0cm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1">
      <style:paragraph-properties fo:margin-top="0cm" fo:margin-bottom="0cm" style:contextual-spacing="false"/>
    </style:style>
    <style:style style:name="P16" style:family="paragraph" style:parent-style-name="Text_20_body" style:list-style-name="L12"/>
    <style:style style:name="P17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1022e4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asos de Teste <text:span text:style-name="T1">Web</text:span></text:h>
      <text:h text:style-name="Heading_20_4" text:outline-level="4"><text:span text:style-name="Strong_20_Emphasis">Caso de Teste 1: Login Válido</text:span></text:h>
      <text:list text:style-name="L1">
        <text:list-item>
          <text:p text:style-name="P3"><text:span text:style-name="Strong_20_Emphasis">Título:</text:span> Login com credenciais válidas</text:p>
        </text:list-item>
        <text:list-item>
          <text:p text:style-name="P3"><text:span text:style-name="Strong_20_Emphasis">Pré-condição:</text:span> O usuário já está registrado no sistema.</text:p>
        </text:list-item>
        <text:list-item>
          <text:p text:style-name="P3"><text:span text:style-name="Strong_20_Emphasis">Passos:</text:span></text:p>
          <text:list>
            <text:list-item>
              <text:p text:style-name="P3">Navegar até a tela de login.</text:p>
            </text:list-item>
            <text:list-item>
              <text:p text:style-name="P3">Inserir o email válido.</text:p>
            </text:list-item>
            <text:list-item>
              <text:p text:style-name="P3">Inserir a senha correta.</text:p>
            </text:list-item>
            <text:list-item>
              <text:p text:style-name="P3">Clicar no botão "Entrar".</text:p>
            </text:list-item>
          </text:list>
        </text:list-item>
        <text:list-item>
          <text:p text:style-name="P2"><text:span text:style-name="Strong_20_Emphasis">Resultado Esperado:</text:span> O usuário é autenticado e redirecionado para a página inicial do sistema.</text:p>
        </text:list-item>
      </text:list>
      <text:h text:style-name="Heading_20_4" text:outline-level="4"><text:span text:style-name="Strong_20_Emphasis">Caso de Teste 2: Login Inválido (Senha incorreta)</text:span></text:h>
      <text:list text:style-name="L2">
        <text:list-item>
          <text:p text:style-name="P5"><text:span text:style-name="Strong_20_Emphasis">Título:</text:span> Login com senha inválida</text:p>
        </text:list-item>
        <text:list-item>
          <text:p text:style-name="P5"><text:span text:style-name="Strong_20_Emphasis">Pré-condição:</text:span> O usuário está registrado no sistema, mas a senha fornecida é incorreta.</text:p>
        </text:list-item>
        <text:list-item>
          <text:p text:style-name="P5"><text:span text:style-name="Strong_20_Emphasis">Passos:</text:span></text:p>
          <text:list>
            <text:list-item>
              <text:p text:style-name="P5">Navegar até a tela de login.</text:p>
            </text:list-item>
            <text:list-item>
              <text:p text:style-name="P5">Inserir o email válido.</text:p>
            </text:list-item>
            <text:list-item>
              <text:p text:style-name="P5">Inserir uma senha incorreta.</text:p>
            </text:list-item>
            <text:list-item>
              <text:p text:style-name="P5">Clicar no botão "Entrar".</text:p>
            </text:list-item>
          </text:list>
        </text:list-item>
        <text:list-item>
          <text:p text:style-name="P4"><text:span text:style-name="Strong_20_Emphasis">Resultado Esperado:</text:span> O sistema exibe uma mensagem de erro informando "Senha incorreta".</text:p>
        </text:list-item>
      </text:list>
      <text:h text:style-name="Heading_20_4" text:outline-level="4"><text:span text:style-name="Strong_20_Emphasis">Caso de Teste 3: Login Inválido (Email incorreto)</text:span></text:h>
      <text:list text:style-name="L3">
        <text:list-item>
          <text:p text:style-name="P7"><text:span text:style-name="Strong_20_Emphasis">Título:</text:span> Login com email inválido</text:p>
        </text:list-item>
        <text:list-item>
          <text:p text:style-name="P7"><text:span text:style-name="Strong_20_Emphasis">Pré-condição:</text:span> O email fornecido não está registrado no sistema.</text:p>
        </text:list-item>
        <text:list-item>
          <text:p text:style-name="P7"><text:span text:style-name="Strong_20_Emphasis">Passos:</text:span></text:p>
          <text:list>
            <text:list-item>
              <text:p text:style-name="P7">Navegar até a tela de login.</text:p>
            </text:list-item>
            <text:list-item>
              <text:p text:style-name="P7">Inserir um email inválido (não registrado).</text:p>
            </text:list-item>
            <text:list-item>
              <text:p text:style-name="P7">Inserir uma senha válida.</text:p>
            </text:list-item>
            <text:list-item>
              <text:p text:style-name="P7">Clicar no botão "Entrar".</text:p>
            </text:list-item>
          </text:list>
        </text:list-item>
        <text:list-item>
          <text:p text:style-name="P6"><text:span text:style-name="Strong_20_Emphasis">Resultado Esperado:</text:span> O sistema exibe uma mensagem de erro informando "Email não registrado".</text:p>
        </text:list-item>
      </text:list>
      <text:h text:style-name="Heading_20_4" text:outline-level="4"><text:span text:style-name="Strong_20_Emphasis">Caso de Teste 4: Login Inválido (Campos vazios)</text:span></text:h>
      <text:list text:style-name="L4">
        <text:list-item>
          <text:p text:style-name="P9"><text:span text:style-name="Strong_20_Emphasis">Título:</text:span> Login sem preencher os campos</text:p>
        </text:list-item>
        <text:list-item>
          <text:p text:style-name="P9"><text:span text:style-name="Strong_20_Emphasis">Pré-condição:</text:span> Nenhum dado é inserido.</text:p>
        </text:list-item>
        <text:list-item>
          <text:p text:style-name="P9"><text:span text:style-name="Strong_20_Emphasis">Passos:</text:span></text:p>
          <text:list>
            <text:list-item>
              <text:p text:style-name="P9">Navegar até a tela de login.</text:p>
            </text:list-item>
            <text:list-item>
              <text:p text:style-name="P9">Deixar os campos de email e senha em branco.</text:p>
            </text:list-item>
            <text:list-item>
              <text:p text:style-name="P9">Clicar no botão "Entrar".</text:p>
            </text:list-item>
          </text:list>
        </text:list-item>
        <text:list-item>
          <text:p text:style-name="P8"><text:span text:style-name="Strong_20_Emphasis">Resultado Esperado:</text:span> O sistema exibe uma mensagem de erro pedindo o preenchimento dos campos obrigatórios.</text:p>
        </text:list-item>
      </text:list>
      <text:h text:style-name="P1" text:outline-level="3">Casos de Teste API</text:h>
      <text:p text:style-name="Text_20_body"><text:span text:style-name="Strong_20_Emphasis">Caso de Teste 1: Login Válido</text:span></text:p>
      <text:list text:style-name="L9">
        <text:list-item>
          <text:p text:style-name="P11"><text:span text:style-name="Strong_20_Emphasis">Título:</text:span> Login com credenciais válidas</text:p>
        </text:list-item>
        <text:list-item>
          <text:p text:style-name="P11"><text:span text:style-name="Strong_20_Emphasis">Pré-condição:</text:span> O usuário já está registrado no sistema.</text:p>
        </text:list-item>
        <text:list-item>
          <text:p text:style-name="P11"><text:span text:style-name="Strong_20_Emphasis">Passos:</text:span></text:p>
          <text:list>
            <text:list-item>
              <text:p text:style-name="P11">Fazer uma requisição POST para o endpoint <text:span text:style-name="Source_20_Text">/login</text:span> com os seguintes dados no corpo da requisição:</text:p>
              <text:list>
                <text:list-item>
                  <text:p text:style-name="P11"><text:span text:style-name="Source_20_Text">email</text:span>: <text:span text:style-name="Source_20_Text">user@example.com</text:span></text:p>
                </text:list-item>
                <text:list-item>
                  <text:p text:style-name="P11"><text:span text:style-name="Source_20_Text">senha</text:span>: <text:span text:style-name="Source_20_Text">senhavalida</text:span></text:p>
                </text:list-item>
              </text:list>
            </text:list-item>
            <text:list-item>
              <text:p text:style-name="P11">O servidor responde com um status 200.</text:p>
            </text:list-item>
            <text:list-item>
              <text:p text:style-name="P11">O corpo da resposta contém um token de autenticação válido.</text:p>
            </text:list-item>
            <text:list-item>
              <text:p text:style-name="P11">O campo <text:span text:style-name="Source_20_Text">usuario_autenticado</text:span> deve estar como <text:span text:style-name="Source_20_Text">true</text:span>.</text:p>
            </text:list-item>
          </text:list>
        </text:list-item>
        <text:list-item>
          <text:p text:style-name="P10"><text:span text:style-name="Strong_20_Emphasis">Resultado Esperado:</text:span> O usuário é autenticado com sucesso e recebe um token de autenticação válido.</text:p>
        </text:list-item>
      </text:list>
      <text:p text:style-name="Text_20_body"><text:span text:style-name="Strong_20_Emphasis">Caso de Teste 2: Login com Senha Incorreta</text:span></text:p>
      <text:list text:style-name="L10">
        <text:list-item>
          <text:p text:style-name="P13"><text:span text:style-name="Strong_20_Emphasis">Título:</text:span> Login com senha incorreta</text:p>
        </text:list-item>
        <text:list-item>
          <text:p text:style-name="P13"><text:span text:style-name="Strong_20_Emphasis">Pré-condição:</text:span> O usuário já está registrado no sistema.</text:p>
        </text:list-item>
        <text:list-item>
          <text:p text:style-name="P13"><text:span text:style-name="Strong_20_Emphasis">Passos:</text:span></text:p>
          <text:list>
            <text:list-item>
              <text:p text:style-name="P13">Fazer uma requisição POST para o endpoint <text:span text:style-name="Source_20_Text">/login</text:span> com os seguintes dados no corpo da requisição:</text:p>
              <text:list>
                <text:list-item>
                  <text:p text:style-name="P13"><text:span text:style-name="Source_20_Text">email</text:span>: <text:span text:style-name="Source_20_Text">user@example.com</text:span></text:p>
                </text:list-item>
                <text:list-item>
                  <text:p text:style-name="P13"><text:span text:style-name="Source_20_Text">senha</text:span>: <text:span text:style-name="Source_20_Text">senhaincorreta</text:span></text:p>
                </text:list-item>
              </text:list>
            </text:list-item>
            <text:list-item>
              <text:p text:style-name="P13">O servidor responde com um status 401.</text:p>
            </text:list-item>
            <text:list-item>
              <text:p text:style-name="P13">O corpo da resposta contém uma mensagem de erro <text:span text:style-name="Source_20_Text">"Senha incorreta"</text:span>.</text:p>
            </text:list-item>
          </text:list>
        </text:list-item>
        <text:list-item>
          <text:p text:style-name="P12"><text:span text:style-name="Strong_20_Emphasis">Resultado Esperado:</text:span> O login falha, e o usuário recebe uma mensagem de erro informando que a senha está incorreta.</text:p>
        </text:list-item>
      </text:list>
      <text:p text:style-name="Text_20_body"><text:span text:style-name="Strong_20_Emphasis">Caso de Teste 3: Login com Email Não Registrado</text:span></text:p>
      <text:list text:style-name="L11">
        <text:list-item>
          <text:p text:style-name="P15"><text:span text:style-name="Strong_20_Emphasis">Título:</text:span> Login com email não registrado</text:p>
        </text:list-item>
        <text:list-item>
          <text:p text:style-name="P15"><text:span text:style-name="Strong_20_Emphasis">Pré-condição:</text:span> O email não está registrado no sistema.</text:p>
        </text:list-item>
        <text:list-item>
          <text:p text:style-name="P15"><text:span text:style-name="Strong_20_Emphasis">Passos:</text:span></text:p>
          <text:list>
            <text:list-item>
              <text:p text:style-name="P15">Fazer uma requisição POST para o endpoint <text:span text:style-name="Source_20_Text">/login</text:span> com os seguintes dados no corpo da requisição:</text:p>
              <text:list>
                <text:list-item>
                  <text:p text:style-name="P15"><text:span text:style-name="Source_20_Text">email</text:span>: <text:span text:style-name="Source_20_Text">naoexiste@email.com</text:span></text:p>
                </text:list-item>
                <text:list-item>
                  <text:p text:style-name="P15"><text:span text:style-name="Source_20_Text">senha</text:span>: <text:span text:style-name="Source_20_Text">senhavalida</text:span></text:p>
                </text:list-item>
              </text:list>
            </text:list-item>
            <text:list-item>
              <text:p text:style-name="P15">O servidor responde com um status 404.</text:p>
            </text:list-item>
            <text:list-item>
              <text:p text:style-name="P15">O corpo da resposta contém uma mensagem de erro <text:span text:style-name="Source_20_Text">"Email não registrado"</text:span>.</text:p>
            </text:list-item>
          </text:list>
        </text:list-item>
        <text:list-item>
          <text:p text:style-name="P14"><text:span text:style-name="Strong_20_Emphasis">Resultado Esperado:</text:span> O sistema informa que o email não está registrado.</text:p>
        </text:list-item>
      </text:list>
      <text:p text:style-name="Text_20_body"><text:span text:style-name="Strong_20_Emphasis">Caso de Teste 4: Login com Campos em Branco</text:span></text:p>
      <text:list text:style-name="L12">
        <text:list-item>
          <text:p text:style-name="P17"><text:span text:style-name="Strong_20_Emphasis">Título:</text:span> Login com campos de email e senha em branco</text:p>
        </text:list-item>
        <text:list-item>
          <text:p text:style-name="P17"><text:span text:style-name="Strong_20_Emphasis">Pré-condição:</text:span> Nenhuma.</text:p>
        </text:list-item>
        <text:list-item>
          <text:p text:style-name="P17"><text:soft-page-break/><text:span text:style-name="Strong_20_Emphasis">Passos:</text:span></text:p>
          <text:list>
            <text:list-item>
              <text:p text:style-name="P17">Fazer uma requisição POST para o endpoint <text:span text:style-name="Source_20_Text">/login</text:span> com os campos de email e senha vazios:</text:p>
              <text:list>
                <text:list-item>
                  <text:p text:style-name="P17"><text:span text:style-name="Source_20_Text">email</text:span>: <text:span text:style-name="Source_20_Text">""</text:span></text:p>
                </text:list-item>
                <text:list-item>
                  <text:p text:style-name="P17"><text:span text:style-name="Source_20_Text">senha</text:span>: <text:span text:style-name="Source_20_Text">""</text:span></text:p>
                </text:list-item>
              </text:list>
            </text:list-item>
            <text:list-item>
              <text:p text:style-name="P17">O servidor responde com um status 400.</text:p>
            </text:list-item>
            <text:list-item>
              <text:p text:style-name="P17">O corpo da resposta contém uma mensagem de erro <text:span text:style-name="Source_20_Text">"Preencha os campos obrigatórios"</text:span>.</text:p>
            </text:list-item>
          </text:list>
        </text:list-item>
        <text:list-item>
          <text:p text:style-name="P16"><text:span text:style-name="Strong_20_Emphasis">Resultado Esperado:</text:span> O sistema retorna uma mensagem de erro indicando que os campos obrigatórios não foram preenchidos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5:39:04.399900785</meta:creation-date>
    <dc:date>2024-10-10T16:05:16.781958409</dc:date>
    <meta:editing-duration>PT14M39S</meta:editing-duration>
    <meta:editing-cycles>2</meta:editing-cycles>
    <meta:generator>LibreOffice/24.2.6.2$Linux_X86_64 LibreOffice_project/420$Build-2</meta:generator>
    <meta:print-date>2024-10-10T15:57:11.924203984</meta:print-date>
    <meta:printed-by>Arquivos PDF</meta:printed-by>
    <meta:document-statistic meta:table-count="0" meta:image-count="0" meta:object-count="0" meta:page-count="3" meta:paragraph-count="78" meta:word-count="606" meta:character-count="3436" meta:non-whitespace-character-count="2976"/>
  </office:meta>
</office:document-meta>
</file>